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And.isCompil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And.generateCode( MethodVisitor mv , CodeFlow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pAnd.getValueInternal( Expression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And.OpAnd( int startPos , int endPos , SpelNodeImpl ...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And.getBooleanValue( ExpressionState state , SpelNodeImpl 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And.assertValueNotNull( @ Nullable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